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arial" svg:font-family="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start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" style:family="paragraph" style:parent-style-name="Heading_20_1" style:master-page-name="First_20_Page">
      <style:paragraph-properties style:page-number="auto"/>
    </style:style>
    <style:style style:name="P5" style:family="paragraph" style:parent-style-name="Standard">
      <style:text-properties officeooo:rsid="0009826b" officeooo:paragraph-rsid="0009826b"/>
    </style:style>
    <style:style style:name="T1" style:family="text">
      <style:text-properties style:font-name="Wingdings" style:font-name-asian="Wingdings1" style:font-name-complex="Wingdings1"/>
    </style:style>
    <style:style style:name="T2" style:family="text">
      <style:text-properties fo:language="es" fo:country="E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fo:font-size="10pt" style:font-name-asian="Times New Roman" style:font-size-asian="10pt" style:language-asian="es" style:country-asian="CL" style:font-name-complex="Courier New1" style:font-size-complex="10pt"/>
    </style:style>
    <style:style style:name="T5" style:family="text">
      <style:text-properties fo:color="#000080" fo:font-size="10pt" fo:font-weight="bold" style:font-name-asian="Times New Roman" style:font-size-asian="10pt" style:language-asian="es" style:country-asian="CL" style:font-weight-asian="bold" style:font-name-complex="Courier New1" style:font-size-complex="10pt" style:font-weight-complex="bold"/>
    </style:style>
    <style:style style:name="T6" style:family="text">
      <style:text-properties fo:color="#660e7a" fo:font-size="10pt" fo:font-weight="bold" style:font-name-asian="Times New Roman" style:font-size-asian="10pt" style:language-asian="es" style:country-asian="CL" style:font-weight-asian="bold" style:font-name-complex="Courier New1" style:font-size-complex="10pt" style:font-weight-complex="bold"/>
    </style:style>
    <style:style style:name="T7" style:family="text">
      <style:text-properties fo:color="#808080" fo:font-size="10pt" fo:font-style="italic" style:font-name-asian="Times New Roman" style:font-size-asian="10pt" style:language-asian="es" style:country-asian="CL" style:font-style-asian="italic" style:font-name-complex="Courier New1" style:font-size-complex="10pt" style:font-style-complex="italic"/>
    </style:style>
    <style:style style:name="T8" style:family="text">
      <style:text-properties fo:color="#008000" fo:font-size="10pt" fo:font-weight="bold" style:font-name-asian="Times New Roman" style:font-size-asian="10pt" style:language-asian="es" style:country-asian="CL" style:font-weight-asian="bold" style:font-name-complex="Courier New1" style:font-size-complex="10pt" style:font-weight-complex="bold"/>
    </style:style>
    <style:style style:name="T9" style:family="text">
      <style:text-properties officeooo:rsid="000705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Row</text:h>
      <text:h text:style-name="Heading_20_1" text:outline-level="1">Android Estudio V3.0.17/Flutter</text:h>
      <text:p text:style-name="Standard"/>
      <text:p text:style-name="Standard">Objetivo:Un widget que despliega sus hijos en un arreglo horizontal</text:p>
      <text:p text:style-name="Standard"/>
      <text:p text:style-name="Standard">F.Creación: 3-5-2018</text:p>
      <text:p text:style-name="Standard"/>
      <text:p text:style-name="P1">Programa:</text:p>
      <text:p text:style-name="P1"/>
      <text:p text:style-name="P1">Fuente:</text:p>
      <text:p text:style-name="P1"/>
      <text:p text:style-name="P2">Ejemplo</text:p>
      <text:p text:style-name="P3"><text:span text:style-name="T4">child:</text:span><text:span text:style-name="T5">new </text:span><text:span text:style-name="T4">Row(<text:line-break/> <text:s text:c="3"/>mainAxisAlignment: MainAxisAlignment.</text:span><text:span text:style-name="T6">spaceBetween</text:span><text:span text:style-name="T4">,<text:line-break/> <text:s text:c="3"/>children:<text:line-break/> <text:s text:c="3"/>[<text:line-break/> <text:s text:c="4"/></text:span><text:span text:style-name="T7">// Text(lHistoria[index].clienteKey.toString()),<text:line-break/> <text:s text:c="5"/></text:span><text:span text:style-name="T5">new </text:span><text:span text:style-name="T4">Text(lH2[index].</text:span><text:span text:style-name="T6">accion</text:span><text:span text:style-name="T4">),<text:line-break/> <text:s text:c="5"/></text:span><text:span text:style-name="T5">new </text:span><text:span text:style-name="T4">RaisedButton(<text:line-break/> <text:s text:c="9"/>child: </text:span><text:span text:style-name="T5">new </text:span><text:span text:style-name="T4">Text(</text:span><text:span text:style-name="T8">'Eliminar'</text:span><text:span text:style-name="T4">),<text:line-break/> <text:s text:c="9"/>onPressed: () {<text:line-break/> <text:s text:c="10"/>print(lH2[index].</text:span><text:span text:style-name="T6">accion</text:span><text:span text:style-name="T4">);<text:line-break/> <text:s text:c="11"/>},<text:line-break/>),<text:line-break/> <text:s text:c="3"/>]<text:line-break/>)</text:span></text:p>
      <text:p text:style-name="P1"><text:bookmark text:name="_GoBack"/></text:p>
      <text:p text:style-name="Standard"><text:a xlink:type="simple" xlink:href="https://medium.com/jlouage/flutter-row-column-cheat-sheet-78c38d242041" text:style-name="Internet_20_link" text:visited-style-name="Visited_20_Internet_20_Link"><text:span text:style-name="T9">Material interesante</text:span></text:a></text:p>
      <text:p text:style-name="Standard"/>
      <text:p text:style-name="Standard"><text:a xlink:type="simple" xlink:href="https://proandroiddev.com/flutter-layout-cheat-sheet-5363348d037e" text:style-name="Internet_20_link" text:visited-style-name="Visited_20_Internet_20_Link">https://proandroiddev.com/flutter-layout-cheat-sheet-5363348d037e</text:a></text:p>
      <text:p text:style-name="Standard"/>
      <text:p text:style-name="P5">Fraccionalidad</text:p>
      <text:p text:style-name="Standard">Row(</text:p>
      <text:p text:style-name="Standard"><text:s text:c="2"/>children: &lt;Widget&gt;[</text:p>
      <text:p text:style-name="Standard"><text:s text:c="4"/>Expanded(</text:p>
      <text:p text:style-name="Standard"><text:s text:c="6"/>flex: 2,</text:p>
      <text:p text:style-name="Standard"><text:s text:c="6"/>child: ...</text:p>
      <text:p text:style-name="Standard"><text:s text:c="4"/>),</text:p>
      <text:p text:style-name="Standard"><text:s text:c="4"/>Expanded(</text:p>
      <text:p text:style-name="Standard"><text:s text:c="6"/>flex: 1,</text:p>
      <text:p text:style-name="Standard"><text:s text:c="6"/>child: ...</text:p>
      <text:p text:style-name="Standard"><text:s text:c="4"/>),</text:p>
      <text:p text:style-name="Standard"><text:s text:c="4"/>Expanded(</text:p>
      <text:p text:style-name="Standard"><text:s text:c="6"/>flex: 1,</text:p>
      <text:p text:style-name="Standard"><text:s text:c="6"/>child: ...</text:p>
      <text:p text:style-name="Standard"><text:s text:c="4"/>),</text:p>
      <text:p text:style-name="Standard"><text:s text:c="2"/>]</text:p>
      <text:p text:style-name="Standard">)</text:p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arial" svg:font-family="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justify" style:justify-single-word="false" fo:orphans="2" fo:widows="2" style:writing-mode="lr-tb"/>
      <style:text-properties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 style:font-name-asian="Wingdings1" style:font-name-complex="Wingdings1"/>
    </style:style>
    <style:style style:name="MT2" style:family="text">
      <style:text-properties fo:language="es" fo:country="ES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Max82574971@gmail.com<text:span text:style-name="MT1"></text:span><text:tab/><text:tab/><text:span text:style-name="MT2">Página </text:span><text:span text:style-name="MT3"><text:page-number style:num-format="1" text:select-page="current">3</text:page-number></text:span><text:span text:style-name="MT2"><text:s/>de </text:span><text:span text:style-name="MT3"><text:page-count style:num-format="1">3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4</meta:editing-cycles>
    <meta:creation-date>2018-03-07T12:45:00</meta:creation-date>
    <dc:date>2018-08-20T10:04:42.192000000</dc:date>
    <meta:editing-duration>PT3H3M7S</meta:editing-duration>
    <meta:generator>LibreOffice/6.0.4.2$Windows_X86_64 LibreOffice_project/9b0d9b32d5dcda91d2f1a96dc04c645c450872bf</meta:generator>
    <meta:document-statistic meta:table-count="0" meta:image-count="0" meta:object-count="0" meta:page-count="3" meta:paragraph-count="28" meta:word-count="75" meta:character-count="786" meta:non-whitespace-character-count="59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